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font-size="24pt" fo:font-style="italic" fo:font-weight="bold" officeooo:rsid="000892b6" officeooo:paragraph-rsid="000892b6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style:font-name="Ubuntu" fo:font-size="12pt" fo:font-style="italic" fo:font-weight="normal" officeooo:rsid="000892b6" officeooo:paragraph-rsid="000892b6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Ubuntu" fo:font-size="12pt" fo:font-style="normal" fo:font-weight="normal" officeooo:rsid="00071565" officeooo:paragraph-rsid="0007156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" fo:font-size="12pt" fo:font-style="normal" fo:font-weight="normal" officeooo:rsid="00071565" officeooo:paragraph-rsid="000892b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" fo:font-size="12pt" fo:font-style="normal" fo:font-weight="normal" officeooo:rsid="00071565" officeooo:paragraph-rsid="000a59e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buntu" fo:font-size="12pt" fo:font-style="normal" fo:font-weight="normal" officeooo:rsid="000892b6" officeooo:paragraph-rsid="000892b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Ubuntu" fo:font-size="12pt" fo:font-style="normal" fo:font-weight="normal" officeooo:rsid="00094592" officeooo:paragraph-rsid="0009459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Ubuntu" fo:font-size="12pt" fo:font-style="normal" fo:font-weight="normal" officeooo:rsid="00094592" officeooo:paragraph-rsid="0009459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Ubuntu" fo:font-size="24pt" fo:font-style="italic" fo:font-weight="bold" officeooo:rsid="00094592" officeooo:paragraph-rsid="00094592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tandard">
      <style:text-properties style:font-name="Ubuntu" fo:font-size="24pt" fo:font-style="normal" fo:font-weight="bold" officeooo:rsid="00094592" officeooo:paragraph-rsid="00094592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fo:font-size="12pt" fo:font-style="normal" fo:font-weight="normal" officeooo:rsid="00071565" officeooo:paragraph-rsid="0007156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71565"/>
    </style:style>
    <style:style style:name="T2" style:family="text">
      <style:text-properties officeooo:rsid="000892b6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a59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League of Class Mod1<text:tab/></text:span></text:p>
      <text:p text:style-name="P1"/>
      <text:p text:style-name="P2">URLS PADRAO:</text:p>
      <text:p text:style-name="P3"><text:tab/>/INDEX</text:p>
      <text:p text:style-name="P3"><text:tab/>/</text:p>
      <text:p text:style-name="P3"><text:tab/>/home</text:p>
      <text:p text:style-name="P3"><text:tab/>/admin</text:p>
      <text:p text:style-name="P3"><text:tab/>/login</text:p>
      <text:p text:style-name="P3"><text:tab/>/cadastro</text:p>
      <text:p text:style-name="P3"><text:tab/>/logout</text:p>
      <text:p text:style-name="P3"><text:tab/>/dashboardProfessor</text:p>
      <text:p text:style-name="P3"><text:tab/>/dashboardAluno</text:p>
      <text:p text:style-name="P3"/>
      <text:p text:style-name="P10">SUB_URLS:</text:p>
      <text:p text:style-name="P8"><text:tab/>/relatoriosProfessor</text:p>
      <text:p text:style-name="P8"><text:tab/>/relatoriosAluno</text:p>
      <text:p text:style-name="P8"/>
      <text:p text:style-name="P11">ROLES: (FUNÇÕES)</text:p>
      <text:p text:style-name="P11"><text:tab/><text:span text:style-name="T4">admin</text:span><text:span text:style-name="T3"> tem acesso a todas URLS</text:span></text:p>
      <text:p text:style-name="P9"><text:tab/>professor e aluno: <text:s/>/, /<text:span text:style-name="T5">home , /index </text:span>,/login , /cadastro , /logout , /dashboard respectivos;</text:p>
      <text:p text:style-name="P3"/>
      <text:p text:style-name="P4"/>
      <text:p text:style-name="P4">*/<text:span text:style-name="T2">admin</text:span></text:p>
      <text:p text:style-name="P4"><text:tab/>*<text:span text:style-name="T2">&gt; tem acesso a todos os dados dos professores e alunos, manipula todas as operacoes que o sistema deve realizar;</text:span></text:p>
      <text:p text:style-name="P4"/>
      <text:p text:style-name="P4"># Cadastro (Alunos-Professores).</text:p>
      <text:p text:style-name="P4"><text:tab/>*Necessário colocar a instituição de ensino ex: UFPB</text:p>
      <text:p text:style-name="P4"><text:s text:c="12"/>*NOME,LOGIN,PASSWORD,EMAIL;</text:p>
      <text:p text:style-name="P4"/>
      <text:p text:style-name="P4"># Login</text:p>
      <text:p text:style-name="P4"><text:tab/>* login/email</text:p>
      <text:p text:style-name="P4"><text:tab/>*password</text:p>
      <text:p text:style-name="P4">URL’S- </text:p>
      <text:p text:style-name="P4">*/cadastro</text:p>
      <text:p text:style-name="P4">*/login</text:p>
      <text:p text:style-name="P4"/>
      <text:p text:style-name="P4"/>
      <text:p text:style-name="P4">Acesso como Professor</text:p>
      <text:p text:style-name="P4">Url’s</text:p>
      <text:p text:style-name="P4">*/dashboardProfessor</text:p>
      <text:p text:style-name="P5">* &gt; <text:span text:style-name="T2">pode visualizar os alunos que estão em determinada disciplina que o mesmo leciona, com base nisso lançar suas notas, frequencias, informações especificas.</text:span></text:p>
      <text:p text:style-name="P5"><text:tab/>- <text:span text:style-name="T2">remover o aluno da sua disciplina;</text:span></text:p>
      <text:p text:style-name="P5"><text:tab/>-<text:span text:style-name="T2">remover ou editar qualquer informação do aluno;</text:span></text:p>
      <text:p text:style-name="P7"><text:soft-page-break/>OBS: se existir outro professor da mesma instituição com a mesma disciplina o sistema deve se encarregar de criar essa verificação no cadastro do professor, e mostrar para o professor que já existe tal disciplina e que um professor já lenciona;</text:p>
      <text:p text:style-name="P5"/>
      <text:p text:style-name="P4"/>
      <text:p text:style-name="P4">Acesso como Aluno<text:tab/></text:p>
      <text:p text:style-name="P4">Url’s</text:p>
      <text:p text:style-name="P4">*/dashboardAluno</text:p>
      <text:p text:style-name="P4">* &gt; pode ver informações sobre seu desempenho em determinadas disciplinas . “graficos, informações especificas que o professor colocou sobre o mesmo <text:span text:style-name="T2">inclusive a pontuação alcançada na disciplina</text:span>.</text:p>
      <text:p text:style-name="P4"/>
      <text:p text:style-name="P12"/>
      <text:p text:style-name="P4"/>
      <text:p text:style-name="P4">* <text:span text:style-name="T5">P eng;</text:span></text:p>
      <text:p text:style-name="P4"><text:tab/>*<text:span text:style-name="T5">&gt;&gt; cadastro de professor e aluno;</text:span></text:p>
      <text:p text:style-name="P4"><text:tab/><text:tab/>- <text:span text:style-name="T5">nome,login,password,email,instituição;</text:span></text:p>
      <text:p text:style-name="P4"><text:tab/>*<text:span text:style-name="T5">efetuado login professor;</text:span></text:p>
      <text:p text:style-name="P4"><text:tab/><text:tab/><text:tab/><text:span text:style-name="T5">professor tem direito a colocar 3 disciplinas de acordo com a instituiçãoo;</text:span></text:p>
      <text:p text:style-name="P4"><text:tab/>* <text:span text:style-name="T5">efetuado login aluno;</text:span></text:p>
      <text:p text:style-name="P6"><text:tab/><text:tab/> <text:tab/><text:span text:style-name="T5">aluno tem direito a colocar 2 disciplinas de acordo com a instiuição e o nome do professor;</text:span></text:p>
      <text:p text:style-name="P6">–------------------------------------------------------------------------------------------------------------------------------------ <text:tab/></text:p>
      <text:p text:style-name="P4"><text:tab/></text:p>
      <text:p text:style-name="P4"/>
      <text:p text:style-name="P4"><text:tab/> <text:s text:c="8"/></text:p>
      <text:p text:style-name="P4"/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3:07:32.656582154</meta:creation-date>
    <dc:date>2018-09-09T18:29:36.466332047</dc:date>
    <meta:editing-duration>PT2H18M3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47" meta:character-count="1831" meta:non-whitespace-character-count="1566"/>
  </office:meta>
</office:document-meta>
</file>